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Este enfoque modular e iterativo es ideal para construir el capítulo con solidez y claridad.</text:p>
      <text:p text:style-name="Text_20_body">Para abordar el primer objetivo —<text:span text:style-name="Strong_20_Emphasis">“explicar brevemente qué es el ADN”</text:span>— y teniendo en cuenta que queremos mantener el foco en su <text:span text:style-name="Strong_20_Emphasis">función como memoria dentro del sistema lógico</text:span>, propongo dividir el tema en <text:span text:style-name="Strong_20_Emphasis">cuatro secciones fundamentales</text:span>, de lo general a lo específico:</text:p>
      <text:p text:style-name="Horizontal_20_Line"/>
      <text:h text:style-name="Heading_20_3" text:outline-level="3">🧩 Estructura propuesta para explicar qué es el ADN (en el contexto del laboratorio)</text:h>
      <text:h text:style-name="Heading_20_4" text:outline-level="4">1. <text:span text:style-name="Strong_20_Emphasis">El ADN biológico: una primera aproximación</text:span></text:h>
      <text:list xml:id="list2140677678" text:style-name="L1">
        <text:list-item>
          <text:p text:style-name="P1">¿Qué es y dónde se encuentra?</text:p>
        </text:list-item>
        <text:list-item>
          <text:p text:style-name="P1">¿Por qué lo consideramos “portador de información”?</text:p>
        </text:list-item>
        <text:list-item>
          <text:p text:style-name="P1">¿Cuál es su función en los seres vivos?</text:p>
        </text:list-item>
        <text:list-item>
          <text:p text:style-name="P1">Sin entrar en detalles químicos, mostrar su rol como conjunto de instrucciones heredadas.</text:p>
        </text:list-item>
      </text:list>
      <text:h text:style-name="Heading_20_4" text:outline-level="4">2. <text:span text:style-name="Strong_20_Emphasis">El carácter codificado del ADN</text:span></text:h>
      <text:list xml:id="list4038172824" text:style-name="L2">
        <text:list-item>
          <text:p text:style-name="P2">El ADN no contiene imágenes, ideas o conceptos humanos.</text:p>
        </text:list-item>
        <text:list-item>
          <text:p text:style-name="P2">Es información codificada, que <text:span text:style-name="Strong_20_Emphasis">debe ser interpretada</text:span> por el sistema biológico.</text:p>
        </text:list-item>
        <text:list-item>
          <text:p text:style-name="P2">Nadie “lee” el ADN como si fuera un libro; <text:span text:style-name="Strong_20_Emphasis">la célula lo ejecuta</text:span> como un programa sin entenderlo.</text:p>
        </text:list-item>
      </text:list>
      <text:h text:style-name="Heading_20_4" text:outline-level="4">3. <text:span text:style-name="Strong_20_Emphasis">El ADN y la identidad del individuo</text:span></text:h>
      <text:list xml:id="list548393151" text:style-name="L3">
        <text:list-item>
          <text:p text:style-name="P3">El ADN determina las características fundamentales del individuo: su forma, funcionamiento y limitaciones.</text:p>
        </text:list-item>
      </text:list>
      <text:list xml:id="list794378683" text:style-name="L6">
        <text:list-item>
          <text:p text:style-name="P5">Pero el ADN <text:span text:style-name="Strong_20_Emphasis">no se copia</text:span> de un ser a otro, sino que <text:span text:style-name="Strong_20_Emphasis">se reproduce con variaciones</text:span>.<text:line-break/>Es un proceso <text:span text:style-name="Strong_20_Emphasis">creativo</text:span>, no repetitivo.</text:p>
        </text:list-item>
      </text:list>
      <text:list xml:id="list1969532431" text:style-name="L7">
        <text:list-item>
          <text:p text:style-name="P6">Cada nuevo individuo es el resultado de una nueva configuración de ADN:<text:line-break/><text:span text:style-name="Strong_20_Emphasis">no existen dos individuos iguales.</text:span></text:p>
        </text:list-item>
      </text:list>
      <text:list xml:id="list2794581927" text:style-name="L8">
        <text:list-item>
          <text:p text:style-name="P7">Por lo tanto, <text:span text:style-name="Strong_20_Emphasis">cada individuo puede ser considerado una nueva especie.</text:span></text:p>
        </text:list-item>
      </text:list>
      <text:list xml:id="list2691375956" text:style-name="L9">
        <text:list-item>
          <text:p text:style-name="P8">Esto tiene una consecuencia clave para el sistema inteligente:</text:p>
        </text:list-item>
      </text:list>
      <text:p text:style-name="Quotations"><text:span text:style-name="Strong_20_Emphasis">No hay dos nodos iguales en el árbol de pensamiento de la vida.</text:span><text:line-break/>Cada nodo (individuo lógico) abre una nueva dirección en la exploración del problema.</text:p>
      <text:list xml:id="list191544934796894" text:continue-list="list548393151" text:style-name="L3">
        <text:list-item>
          <text:p text:style-name="P3"/>
        </text:list-item>
      </text:list>
      <text:h text:style-name="Heading_20_4" text:outline-level="4">4. <text:span text:style-name="Strong_20_Emphasis">Limitaciones de la visión biológica del ADN</text:span></text:h>
      <text:list xml:id="list3549711089" text:style-name="L4">
        <text:list-item>
          <text:p text:style-name="P4">El ADN ha sido interpretado principalmente como un <text:span text:style-name="Strong_20_Emphasis">manual de ensamblaje de cuerpos</text:span>.</text:p>
        </text:list-item>
        <text:list-item>
          <text:p text:style-name="P4"><text:soft-page-break/>Sin embargo, <text:span text:style-name="Strong_20_Emphasis">no comprendemos todo lo que hace</text:span>: hay regiones no codificantes, patrones epigenéticos, etc.</text:p>
        </text:list-item>
        <text:list-item>
          <text:p text:style-name="P4">Esto nos permite preguntarnos: ¿podría contener otro tipo de información? ¿algo que no hemos entendido aún?</text:p>
        </text:list-item>
      </text:list>
      <text:p text:style-name="Horizontal_20_Line"/>
      <text:h text:style-name="Heading_20_3" text:outline-level="3">📌 Nota sobre el enfoque</text:h>
      <text:p text:style-name="Text_20_body">En esta sección buscamos <text:span text:style-name="Strong_20_Emphasis">ilustrar</text:span> lo que es el ADN <text:span text:style-name="Strong_20_Emphasis">solo hasta el punto en que nos sirva como puente conceptual</text:span> hacia el ADN lógico.<text:line-break/>No debemos profundizar en biología, sino <text:span text:style-name="Strong_20_Emphasis">usar el conocimiento común</text:span> como punto de partida para después mostrar que, en nuestra teoría, el ADN es más que eso.</text:p>
      <text:p text:style-name="Horizontal_20_Line"/>
      <text:p text:style-name="Text_20_body">¿Querés ajustar esta estructura antes de pasar al desarrollo narrativo de la primera sección (“El ADN biológico: una primera aproximación”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9T18:48:25.359000000</meta:creation-date>
    <dc:date>2025-07-19T19:15:44.081000000</dc:date>
    <meta:editing-duration>PT17M8S</meta:editing-duration>
    <meta:editing-cycles>1</meta:editing-cycles>
    <meta:document-statistic meta:table-count="0" meta:image-count="0" meta:object-count="0" meta:page-count="2" meta:paragraph-count="27" meta:word-count="410" meta:character-count="2423" meta:non-whitespace-character-count="2055"/>
    <meta:generator>LibreOffice/7.3.5.2$Windows_X86_64 LibreOffice_project/184fe81b8c8c30d8b5082578aee2fed2ea847c01</meta:generator>
  </office:meta>
</office:document-meta>
</file>